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Menlo" svg:font-family="Menlo, monospace"/>
    <style:font-face style:name="arial" svg:font-family="arial, sans-serif"/>
    <style:font-face style:name="Liberation Mono" svg:font-family="'Liberation Mono'" style:font-family-generic="modern" style:font-pitch="fixed"/>
    <style:font-face style:name="Menlo1" svg:font-family="Menlo"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606cm" style:rel-column-width="3745*"/>
    </style:style>
    <style:style style:name="Table1.B" style:family="table-column">
      <style:table-column-properties style:column-width="10.395cm" style:rel-column-width="58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7.101cm" style:rel-column-width="4026*"/>
    </style:style>
    <style:style style:name="Table2.B" style:family="table-column">
      <style:table-column-properties style:column-width="9.899cm" style:rel-column-width="561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de" fo:country="DE" officeooo:paragraph-rsid="001f4e9b"/>
    </style:style>
    <style:style style:name="P2" style:family="paragraph" style:parent-style-name="Subtitle">
      <style:text-properties fo:language="de" fo:country="DE" officeooo:paragraph-rsid="001f4e9b"/>
    </style:style>
    <style:style style:name="P3" style:family="paragraph" style:parent-style-name="Subtitle">
      <style:text-properties fo:language="de" fo:country="DE" officeooo:rsid="001f4e9b"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Footer">
      <style:text-properties fo:language="de" fo:country="DE"/>
    </style:style>
    <style:style style:name="P6" style:family="paragraph" style:parent-style-name="Header">
      <style:text-properties fo:language="de" fo:country="DE"/>
    </style:style>
    <style:style style:name="P7" style:family="paragraph" style:parent-style-name="Heading_20_1">
      <style:text-properties fo:language="de" fo:country="DE"/>
    </style:style>
    <style:style style:name="P8" style:family="paragraph" style:parent-style-name="Heading_20_1">
      <style:text-properties officeooo:rsid="002dde3a" officeooo:paragraph-rsid="002dde3a"/>
    </style:style>
    <style:style style:name="P9" style:family="paragraph" style:parent-style-name="Heading_20_2">
      <style:text-properties style:font-name="Menlo1"/>
    </style:style>
    <style:style style:name="P10" style:family="paragraph" style:parent-style-name="Heading_20_2">
      <style:text-properties style:font-name="Menlo1" officeooo:rsid="002d7a1c" officeooo:paragraph-rsid="002d7a1c"/>
    </style:style>
    <style:style style:name="P11" style:family="paragraph" style:parent-style-name="Table_20_Contents">
      <style:text-properties style:font-name="Menlo1" officeooo:rsid="002c683c" officeooo:paragraph-rsid="002c683c"/>
    </style:style>
    <style:style style:name="P12" style:family="paragraph" style:parent-style-name="Table_20_Contents">
      <style:text-properties style:font-name="Menlo1" fo:font-size="14pt" officeooo:rsid="002d7a1c" officeooo:paragraph-rsid="002d7a1c" style:font-name-asian="AR PL SungtiL GB" style:font-size-asian="14pt" style:font-name-complex="Lohit Devanagari" style:font-size-complex="14pt"/>
    </style:style>
    <style:style style:name="P13" style:family="paragraph" style:parent-style-name="Table_20_Contents">
      <style:text-properties officeooo:rsid="002d7a1c" officeooo:paragraph-rsid="002d7a1c"/>
    </style:style>
    <style:style style:name="P14" style:family="paragraph" style:parent-style-name="Table_20_Contents">
      <style:text-properties style:font-name="Liberation Serif" fo:font-size="13pt" officeooo:rsid="002d7a1c" officeooo:paragraph-rsid="002d7a1c" style:font-name-asian="AR PL SungtiL GB" style:font-size-asian="13pt" style:font-name-complex="Lohit Devanagari" style:font-size-complex="13pt"/>
    </style:style>
    <style:style style:name="P15" style:family="paragraph" style:parent-style-name="Table_20_Contents">
      <style:text-properties style:font-name="Liberation Serif" fo:font-size="13pt" officeooo:rsid="002d7a1c" officeooo:paragraph-rsid="002dde3a" style:font-name-asian="AR PL SungtiL GB" style:font-size-asian="13pt" style:font-name-complex="Lohit Devanagari" style:font-size-complex="13pt"/>
    </style:style>
    <style:style style:name="P16" style:family="paragraph" style:parent-style-name="Table_20_Contents">
      <style:text-properties fo:font-size="13pt" officeooo:paragraph-rsid="002d7a1c" style:font-size-asian="13pt" style:font-size-complex="13pt"/>
    </style:style>
    <style:style style:name="P17" style:family="paragraph" style:parent-style-name="Text_20_body">
      <style:text-properties officeooo:paragraph-rsid="00263e26"/>
    </style:style>
    <style:style style:name="P18" style:family="paragraph" style:parent-style-name="Text_20_body">
      <style:text-properties officeooo:paragraph-rsid="0027c163"/>
    </style:style>
    <style:style style:name="P19" style:family="paragraph" style:parent-style-name="Text_20_body">
      <style:text-properties officeooo:rsid="0028b324" officeooo:paragraph-rsid="0028b324"/>
    </style:style>
    <style:style style:name="P20" style:family="paragraph" style:parent-style-name="Text_20_body">
      <style:text-properties officeooo:rsid="002c683c" officeooo:paragraph-rsid="002c683c"/>
    </style:style>
    <style:style style:name="P21" style:family="paragraph" style:parent-style-name="Text_20_body">
      <style:text-properties officeooo:paragraph-rsid="002d7a1c"/>
    </style:style>
    <style:style style:name="P22" style:family="paragraph" style:parent-style-name="Text_20_body">
      <style:text-properties officeooo:rsid="002dde3a" officeooo:paragraph-rsid="002dde3a"/>
    </style:style>
    <style:style style:name="P23" style:family="paragraph" style:parent-style-name="Text_20_body" style:list-style-name="L2">
      <style:text-properties officeooo:rsid="002dde3a" officeooo:paragraph-rsid="002dde3a"/>
    </style:style>
    <style:style style:name="P24" style:family="paragraph" style:parent-style-name="Text_20_body" style:list-style-name="L2">
      <style:text-properties officeooo:rsid="002dde3a" officeooo:paragraph-rsid="002ef2f6"/>
    </style:style>
    <style:style style:name="P25" style:family="paragraph" style:parent-style-name="Text_20_body" style:list-style-name="L2">
      <style:text-properties officeooo:rsid="002ef2f6" officeooo:paragraph-rsid="002ef2f6"/>
    </style:style>
    <style:style style:name="P26" style:family="paragraph" style:parent-style-name="Text_20_body" style:list-style-name="L2">
      <style:text-properties officeooo:paragraph-rsid="002ef2f6"/>
    </style:style>
    <style:style style:name="P27" style:family="paragraph" style:parent-style-name="Text_20_body">
      <style:text-properties style:font-name="Menlo1"/>
    </style:style>
    <style:style style:name="P28" style:family="paragraph" style:parent-style-name="Text_20_body">
      <style:text-properties style:font-name="Menlo1" officeooo:rsid="002efa61" officeooo:paragraph-rsid="002efa61"/>
    </style:style>
    <style:style style:name="P29" style:family="paragraph" style:parent-style-name="Text_20_body">
      <style:text-properties style:font-name="Menlo1" fo:font-size="7pt" fo:language="de" fo:country="DE" officeooo:paragraph-rsid="001f4e9b" fo:background-color="#fff200" style:font-size-asian="6.09999990463257pt" style:font-size-complex="7pt"/>
    </style:style>
    <style:style style:name="P30" style:family="paragraph" style:parent-style-name="Text_20_body">
      <style:text-properties style:font-name="Menlo1" fo:font-size="7pt" fo:language="de" fo:country="DE" officeooo:paragraph-rsid="001f4e9b" fo:background-color="transparent" style:font-size-asian="6.09999990463257pt" style:font-size-complex="7pt"/>
    </style:style>
    <style:style style:name="P31" style:family="paragraph" style:parent-style-name="Text_20_body">
      <style:text-properties officeooo:paragraph-rsid="0030dc45"/>
    </style:style>
    <style:style style:name="P32" style:family="paragraph" style:parent-style-name="Text_20_body">
      <style:text-properties officeooo:paragraph-rsid="00346b54"/>
    </style:style>
    <style:style style:name="P33" style:family="paragraph" style:parent-style-name="Text_20_body">
      <style:text-properties officeooo:paragraph-rsid="002a2463"/>
    </style:style>
    <style:style style:name="T1" style:family="text">
      <style:text-properties officeooo:rsid="001fbed0"/>
    </style:style>
    <style:style style:name="T2" style:family="text">
      <style:text-properties officeooo:rsid="001f4e9b"/>
    </style:style>
    <style:style style:name="T3" style:family="text">
      <style:text-properties officeooo:rsid="0023edc4"/>
    </style:style>
    <style:style style:name="T4" style:family="text">
      <style:text-properties style:font-name="Liberation Sans" fo:font-size="28pt" fo:font-weight="bold" officeooo:rsid="0023edc4" style:font-name-asian="AR PL SungtiL GB" style:font-size-asian="28pt" style:font-weight-asian="bold" style:font-name-complex="Lohit Devanagari" style:font-size-complex="28pt" style:font-weight-complex="bold"/>
    </style:style>
    <style:style style:name="T5" style:family="text">
      <style:text-properties style:font-name="Liberation Sans" fo:font-size="18pt" officeooo:rsid="0023edc4" style:font-name-asian="AR PL SungtiL GB" style:font-size-asian="18pt" style:font-name-complex="Lohit Devanagari" style:font-size-complex="18pt"/>
    </style:style>
    <style:style style:name="T6" style:family="text">
      <style:text-properties fo:language="de" fo:country="DE" officeooo:rsid="0025e747" fo:background-color="transparent" loext:char-shading-value="0"/>
    </style:style>
    <style:style style:name="T7" style:family="text">
      <style:text-properties fo:language="de" fo:country="DE" officeooo:rsid="00263e26" fo:background-color="transparent" loext:char-shading-value="0"/>
    </style:style>
    <style:style style:name="T8" style:family="text">
      <style:text-properties fo:language="de" fo:country="DE" officeooo:rsid="00270ece" fo:background-color="transparent" loext:char-shading-value="0"/>
    </style:style>
    <style:style style:name="T9" style:family="text">
      <style:text-properties fo:language="de" fo:country="DE" officeooo:rsid="00273b99" fo:background-color="transparent" loext:char-shading-value="0"/>
    </style:style>
    <style:style style:name="T10" style:family="text">
      <style:text-properties fo:language="de" fo:country="DE" officeooo:rsid="00276421" fo:background-color="transparent" loext:char-shading-value="0"/>
    </style:style>
    <style:style style:name="T11" style:family="text">
      <style:text-properties fo:language="de" fo:country="DE" officeooo:rsid="00277d70" fo:background-color="transparent" loext:char-shading-value="0"/>
    </style:style>
    <style:style style:name="T12" style:family="text">
      <style:text-properties fo:language="de" fo:country="DE" officeooo:rsid="0027c163" fo:background-color="transparent" loext:char-shading-value="0"/>
    </style:style>
    <style:style style:name="T13" style:family="text">
      <style:text-properties fo:language="de" fo:country="DE" officeooo:rsid="00346b54" fo:background-color="transparent" loext:char-shading-value="0"/>
    </style:style>
    <style:style style:name="T14" style:family="text">
      <style:text-properties style:font-name="Menlo1" fo:language="de" fo:country="DE" officeooo:rsid="0027c163" fo:background-color="transparent" loext:char-shading-value="0"/>
    </style:style>
    <style:style style:name="T15" style:family="text">
      <style:text-properties style:font-name="Menlo1" fo:language="de" fo:country="DE" officeooo:rsid="0027ce0b" fo:background-color="transparent" loext:char-shading-value="0"/>
    </style:style>
    <style:style style:name="T16" style:family="text">
      <style:text-properties style:font-name="Menlo1" fo:language="de" fo:country="DE" fo:background-color="transparent" loext:char-shading-value="0"/>
    </style:style>
    <style:style style:name="T17" style:family="text">
      <style:text-properties style:font-name="Menlo1" fo:language="de" fo:country="DE" officeooo:rsid="002d7a1c" fo:background-color="transparent" loext:char-shading-value="0"/>
    </style:style>
    <style:style style:name="T18" style:family="text">
      <style:text-properties style:font-name="Menlo1" officeooo:rsid="002efa61"/>
    </style:style>
    <style:style style:name="T19" style:family="text">
      <style:text-properties style:font-name="Liberation Serif" fo:language="de" fo:country="DE" officeooo:rsid="0027c163" fo:background-color="transparent" loext:char-shading-value="0"/>
    </style:style>
    <style:style style:name="T20" style:family="text">
      <style:text-properties style:font-name="Liberation Serif" fo:language="de" fo:country="DE" officeooo:rsid="0027ce0b" fo:background-color="transparent" loext:char-shading-value="0"/>
    </style:style>
    <style:style style:name="T21" style:family="text">
      <style:text-properties style:font-name="Liberation Serif" fo:language="de" fo:country="DE" fo:background-color="transparent" loext:char-shading-value="0"/>
    </style:style>
    <style:style style:name="T22" style:family="text">
      <style:text-properties style:font-name="Liberation Serif" fo:language="de" fo:country="DE" officeooo:rsid="0029ed82" fo:background-color="transparent" loext:char-shading-value="0"/>
    </style:style>
    <style:style style:name="T23" style:family="text">
      <style:text-properties style:font-name="Liberation Serif" fo:language="de" fo:country="DE" officeooo:rsid="002a2463" fo:background-color="transparent" loext:char-shading-value="0"/>
    </style:style>
    <style:style style:name="T24" style:family="text">
      <style:text-properties style:font-name="Liberation Serif" fo:language="de" fo:country="DE" officeooo:rsid="002b2c1b" fo:background-color="transparent" loext:char-shading-value="0"/>
    </style:style>
    <style:style style:name="T25" style:family="text">
      <style:text-properties style:font-name="Liberation Serif" fo:language="de" fo:country="DE" officeooo:rsid="002d7a1c" fo:background-color="transparent" loext:char-shading-value="0"/>
    </style:style>
    <style:style style:name="T26" style:family="text">
      <style:text-properties style:font-name="Liberation Serif" fo:language="de" fo:country="DE" officeooo:rsid="00346b54" fo:background-color="transparent" loext:char-shading-value="0"/>
    </style:style>
    <style:style style:name="T27" style:family="text">
      <style:text-properties style:font-name="Liberation Serif" fo:font-style="italic" officeooo:rsid="0030dc45" style:font-style-asian="italic" style:font-style-complex="italic"/>
    </style:style>
    <style:style style:name="T28" style:family="text">
      <style:text-properties officeooo:rsid="002d7a1c"/>
    </style:style>
    <style:style style:name="T29" style:family="text">
      <style:text-properties officeooo:rsid="002dde3a"/>
    </style:style>
    <style:style style:name="T30" style:family="text">
      <style:text-properties fo:font-style="italic" style:font-style-asian="italic" style:font-style-complex="italic"/>
    </style:style>
    <style:style style:name="T31" style:family="text">
      <style:text-properties fo:font-style="italic" officeooo:rsid="002dde3a" style:font-style-asian="italic" style:font-style-complex="italic"/>
    </style:style>
    <style:style style:name="T32" style:family="text">
      <style:text-properties fo:font-style="italic" officeooo:rsid="002ef2f6"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2ef2f6" style:font-style-asian="normal" style:font-style-complex="normal"/>
    </style:style>
    <style:style style:name="T35" style:family="text">
      <style:text-properties fo:font-style="normal" officeooo:rsid="00346b54" style:font-style-asian="normal" style:font-style-complex="normal"/>
    </style:style>
    <style:style style:name="T36" style:family="text">
      <style:text-properties fo:font-size="7pt" style:font-size-asian="6.09999990463257pt" style:font-size-complex="7pt"/>
    </style:style>
    <style:style style:name="T37" style:family="text">
      <style:text-properties officeooo:rsid="00346b5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text:span text:style-name="T2">Aufgabe </text:span><text:span text:style-name="T3">5</text:span><text:span text:style-name="T2">: </text:span><text:span text:style-name="T4">Wichteln</text:span><text:reference-mark-end text:name="Aufgabe"/></text:p>
      <text:p text:style-name="P2"><text:span text:style-name="T2">Team-ID: </text:span><text:span text:style-name="T5">00383</text:span></text:p>
      <text:p text:style-name="P2"><text:span text:style-name="T2">Team: </text:span><text:span text:style-name="T5">Theodor Teslia</text:span></text:p>
      <text:p text:style-name="P2"><text:span text:style-name="T2">Bearbeiter/-innen dieser Aufgabe:<text:line-break/></text:span><text:span text:style-name="T5">Theodor Teslia</text:span></text:p>
      <text:p text:style-name="P3"><text:date style:data-style-name="N81" text:date-value="2020-11-22T18:09:24.623971749" text:fixed="true">22. November 2020</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1856_100778468" text:style-name="Index_20_Link" text:visited-style-name="Index_20_Link">Ausführung<text:tab/>3</text:a></text:p>
          <text:p text:style-name="P4"><text:a xlink:type="simple" xlink:href="#__RefHeading___Toc2236_4178761632" text:style-name="Index_20_Link" text:visited-style-name="Index_20_Link">Beispiele<text:tab/>3</text:a></text:p>
          <text:p text:style-name="P4"><text:a xlink:type="simple" xlink:href="#__RefHeading___Toc2238_4178761632" text:style-name="Index_20_Link" text:visited-style-name="Index_20_Link">Quellcode<text:tab/>6</text:a></text:p>
        </text:index-body>
      </text:table-of-content>
      <text:h text:style-name="P7" text:outline-level="1"><text:bookmark-start text:name="__RefHeading___Toc2232_4178761632"/>Lösungsidee<text:bookmark-end text:name="__RefHeading___Toc2232_4178761632"/></text:h>
      <text:p text:style-name="P32"><text:span text:style-name="T6">Um das Problem zu lösen, werden zuerst drei Listen mit allen möglichen, bzw. </text:span><text:span text:style-name="T13">s</text:span><text:span text:style-name="T6">innvollen Wünschen erstellt. In die erste Liste werden alle ersten Wünsche gespeichert, aber nur einzeln, so dass nichts doppelt vorkommt. In der zweiten Liste werden alle zweiten Wünsche gespeichert, die <text:s/>nicht in der ersten </text:span><text:span text:style-name="T7">vorkommen und deren erster Wunsch (</text:span><text:span text:style-name="T13">b</text:span><text:span text:style-name="T7">zw. </text:span><text:span text:style-name="T13">d</text:span><text:span text:style-name="T7">er erste Wunsch der Person, die diesen zweiten Wunsch besitzt) mehr als ein </text:span><text:span text:style-name="T13">M</text:span><text:span text:style-name="T7">al bei den ersten Wünschen vorkommt. </text:span><text:span text:style-name="T13">Die dritte Liste wird dann mit allen dritten Wünschen gefüllt, die nicht in den anderen beiden vorkommen und </text:span><text:span text:style-name="T7">deren erster Wunsch mehr als ein </text:span><text:span text:style-name="T13">M</text:span><text:span text:style-name="T7">al bei den ersten Wünschen vorkommt.</text:span></text:p>
      <text:p text:style-name="P17"><text:span text:style-name="T7">Darauf basierend wird dann immer eine Teilgruppe betrachtet, welche so sortiert </text:span><text:span text:style-name="T13">ist</text:span><text:span text:style-name="T7">, dass eine Teilgruppe nur aus Personen mit dem gleichen Erstwunsch besteht. Ab da besteht der Algorithmus nur noch aus </text:span><text:span text:style-name="T9">drei</text:span><text:span text:style-name="T7"> Schritten. Im 1. </text:span><text:span text:style-name="T8">wird der nächste Spieler, welche</text:span><text:span text:style-name="T9">r</text:span><text:span text:style-name="T8"> ein Geschenk zugewiesen bekommen soll, </text:span><text:span text:style-name="T9">ermittelt. Dies basiert darauf, wie viele Wünsche er erfüllt bekommen kann, wodurch der nächste Spieler der ist, der die wenigsten Möglichkeiten hat. Der nächste Teil des Algorithmus besteht darin, dem nächsten Spieler ein Geschenk zuzuordnen. Das funktioniert so, dass der Computer durch alle </text:span><text:span text:style-name="T13">m</text:span><text:span text:style-name="T9">öglichen Geschenke iteriert und den besten findet (</text:span><text:span text:style-name="T13">s</text:span><text:span text:style-name="T9">ei es der 1., 2. oder 3. </text:span><text:span text:style-name="T13">Wunsch</text:span><text:span text:style-name="T9">). Wenn dies für jeden Spieler gemacht wurde, werde</text:span><text:span text:style-name="T13">n</text:span><text:span text:style-name="T9"> alle Spieler, denen bisher kein Geschenk zugeordnet werden konnte, </text:span><text:span text:style-name="T10">mit irgendeinem Geschenk versorgt, so dass am Ende jeder ein Geschenk besitzt.</text:span></text:p>
      <text:h text:style-name="P7" text:outline-level="1"><text:bookmark-start text:name="__RefHeading___Toc2234_4178761632"/><text:soft-page-break/>Umsetzung<text:bookmark-end text:name="__RefHeading___Toc2234_4178761632"/></text:h>
      <text:p text:style-name="P18"><text:span text:style-name="T11">Auch hier war die benutzte Sprache C++. </text:span><text:span text:style-name="T12">Die Implementation der Liste zum </text:span><text:span text:style-name="T13">D</text:span><text:span text:style-name="T12">arstellen aller </text:span><text:span text:style-name="T13">m</text:span><text:span text:style-name="T12">öglichen Wünsche habe ich durch folgende Struktur realisiert: </text:span><text:span text:style-name="T14">std::array&lt;std::unordered_set&lt;int&gt;, 3&gt;</text:span><text:span text:style-name="T19">. Wobei das </text:span><text:span text:style-name="T14">set</text:span><text:span text:style-name="T19"> am Index 0 die Liste der ersten Wünsche darstellt usw. </text:span><text:span text:style-name="T20">Dadurch hatte ich die Möglichkeit STL-Methoden, wie </text:span><text:span text:style-name="T15">std::unordererd_set::find()</text:span><text:span text:style-name="T20"> oder </text:span><text:span text:style-name="T15">std::map::at()</text:span><text:span text:style-name="T20"> zu benutzen.</text:span></text:p>
      <text:p text:style-name="P19"><text:span text:style-name="T20">D</text:span><text:span text:style-name="T21">ie Methode, um den nächsten Spieler zu ermitteln, habe ich so geschrieben, dass man einen normalen, linearen Suchalgorithmus </text:span><text:span text:style-name="T22">zum </text:span><text:span text:style-name="T26">S</text:span><text:span text:style-name="T22">uchen der kleinsten Zahl benutzt, wobei aber auch darauf geachtet wird, dass das neue Minimum noch nicht zugeordnet wurde <text:s/></text:span><text:span text:style-name="T23">und ob</text:span><text:span text:style-name="T22"> es überhaupt eine Anzahl an erfüllbaren Wünschen besitzt. </text:span><text:span text:style-name="T23">Der dadurch resultierende Spieler ist dann der nächste.</text:span></text:p>
      <text:p text:style-name="P33"><text:span text:style-name="T23">Um herauszufinden, welcher Wunsch denn benutzt werden sollte, </text:span><text:span text:style-name="T24">wird zuerst überprüft, ob der zweite Wunsch der ausgewählten Person einzigartig ist, er also direkt zugeordnet werden kann und ob der erste Wunsch dieser Teilgruppe schon vergeben </text:span><text:span text:style-name="T26">wurde</text:span><text:span text:style-name="T24">. Danach wird durch alle zweiten Wünsche </text:span><text:span text:style-name="T26">iteriert</text:span><text:span text:style-name="T24"> und nach passende</text:span><text:span text:style-name="T26">n Wünschen</text:span><text:span text:style-name="T24"> gesucht, dies wird danach mit den dritten Wünschen wiederholt.</text:span></text:p>
      <text:p text:style-name="P20"><text:span text:style-name="T24">H</text:span><text:span text:style-name="T21">ierbei nutze ich zwei Klassen: </text:span><text:span text:style-name="T16">Player</text:span><text:span text:style-name="T21"> und </text:span><text:span text:style-name="T16">Wish</text:span><text:span text:style-name="T21">, </text:span><text:span text:style-name="T25">sowie</text:span><text:span text:style-name="T21"> </text:span><text:span text:style-name="T25">die Enumeration </text:span><text:span text:style-name="T17">WishEnum</text:span><text:span text:style-name="T25">. </text:span><text:span text:style-name="T21">Wie die Namen schon verraten können, stellt ein Objekt der Klasse </text:span><text:span text:style-name="T16">Player</text:span><text:span text:style-name="T21"> einen Teilnehmer, ein </text:span><text:span text:style-name="T16">Wish</text:span><text:span text:style-name="T21">-Objekt einen Wunsch dar </text:span><text:span text:style-name="T25">und ein Objekt der Enumeration </text:span><text:span text:style-name="T17">WishEnum</text:span><text:span text:style-name="T25"> kann bloß die Werte </text:span><text:span text:style-name="T17">FIRST</text:span><text:span text:style-name="T25">, </text:span><text:span text:style-name="T17">SECOND</text:span><text:span text:style-name="T25"> und </text:span><text:span text:style-name="T17">THIRD</text:span><text:span text:style-name="T25"> haben.</text:span></text:p>
      <text:p text:style-name="P9">Player</text:p>
      <table:table table:name="Table1" table:style-name="Table1">
        <table:table-column table:style-name="Table1.A"/>
        <table:table-column table:style-name="Table1.B"/>
        <table:table-row>
          <table:table-cell table:style-name="Table1.A1" office:value-type="string">
            <text:p text:style-name="P11">std::array&lt;int, 3&gt; wishes</text:p>
          </table:table-cell>
          <table:table-cell table:style-name="Table1.B1" office:value-type="string">
            <text:p text:style-name="P13">Speichert die drei Wünsche des Teilnehmers</text:p>
          </table:table-cell>
        </table:table-row>
        <table:table-row>
          <table:table-cell table:style-name="Table1.A2" office:value-type="string">
            <text:p text:style-name="P11">int present</text:p>
          </table:table-cell>
          <table:table-cell table:style-name="Table1.B2" office:value-type="string">
            <text:p text:style-name="P13">Speichert das zugewiesene Geschenk</text:p>
          </table:table-cell>
        </table:table-row>
        <table:table-row>
          <table:table-cell table:style-name="Table1.A2" office:value-type="string">
            <text:p text:style-name="P11"><text:span text:style-name="T28">b</text:span>ool assigned</text:p>
          </table:table-cell>
          <table:table-cell table:style-name="Table1.B2" office:value-type="string">
            <text:p text:style-name="P13">Speichert, ob versucht wurde, Geschenk zu geben</text:p>
          </table:table-cell>
        </table:table-row>
      </table:table>
      <text:p text:style-name="P21"><text:span text:style-name="T25">Hinzu kommen dann noch Konstruktoren, Set- und Get-Methoden, sowie Operatoren-Überladungen zum Sortieren in </text:span><text:span text:style-name="T17">std::set</text:span><text:span text:style-name="T25">.</text:span></text:p>
      <text:p text:style-name="P10">Wish</text:p>
      <table:table table:name="Table2" table:style-name="Table2">
        <table:table-column table:style-name="Table2.A"/>
        <table:table-column table:style-name="Table2.B"/>
        <table:table-row>
          <table:table-cell table:style-name="Table2.A1" office:value-type="string">
            <text:p text:style-name="P12">int wish</text:p>
          </table:table-cell>
          <table:table-cell table:style-name="Table2.B1" office:value-type="string">
            <text:p text:style-name="P14">Speichert die Nummer dieses Geschenks</text:p>
          </table:table-cell>
        </table:table-row>
        <table:table-row>
          <table:table-cell table:style-name="Table2.A2" office:value-type="string">
            <text:p text:style-name="P12">int wishAmount</text:p>
          </table:table-cell>
          <table:table-cell table:style-name="Table2.B2" office:value-type="string">
            <text:p text:style-name="P14">Speichert, wie oft sich das Geschenk gewünscht wird</text:p>
          </table:table-cell>
        </table:table-row>
        <table:table-row>
          <table:table-cell table:style-name="Table2.A2" office:value-type="string">
            <text:p text:style-name="P12">std::set&lt;Player*&gt; plys</text:p>
          </table:table-cell>
          <table:table-cell table:style-name="Table2.B2" office:value-type="string">
            <text:p text:style-name="P14">Speichert Pointer zu Spielern, die sich dieses Geschenk wünschen</text:p>
          </table:table-cell>
        </table:table-row>
        <table:table-row>
          <table:table-cell table:style-name="Table2.A2" office:value-type="string">
            <text:p text:style-name="P12"><text:span text:style-name="T29">b</text:span>ool has(Player* ply)</text:p>
          </table:table-cell>
          <table:table-cell table:style-name="Table2.B2" office:value-type="string">
            <text:p text:style-name="P16">Überprüft, ob Spieler ply sich dieses Geschenk wünscht und liefert dementsprechend zurück</text:p>
          </table:table-cell>
        </table:table-row>
        <text:soft-page-break/>
        <table:table-row>
          <table:table-cell table:style-name="Table2.A2" office:value-type="string">
            <text:p text:style-name="P12"><text:span text:style-name="T29">b</text:span>ool isPosition(WishEnum pos)</text:p>
          </table:table-cell>
          <table:table-cell table:style-name="Table2.B2" office:value-type="string">
            <text:p text:style-name="P15">Ü<text:span text:style-name="T29">berprüft ob sich das Geschenk an der Position (1., 2., 3. Wunsch) von pos gewünscht wird und liefert dementsprechend zurück</text:span></text:p>
          </table:table-cell>
        </table:table-row>
        <table:table-row>
          <table:table-cell table:style-name="Table2.A2" office:value-type="string">
            <text:p text:style-name="P12"><text:span text:style-name="T29">p</text:span>layer withPosition(WishEnum pos)</text:p>
          </table:table-cell>
          <table:table-cell table:style-name="Table2.B2" office:value-type="string">
            <text:p text:style-name="P15">Ü<text:span text:style-name="T29">berprüft ob sich das Geschenk an der Position (1., 2., 3. Wunsch) von pos gewünscht wird und liefert einen dafür passenden Spieler <text:s/>zurück</text:span></text:p>
          </table:table-cell>
        </table:table-row>
      </table:table>
      <text:p text:style-name="P22">Hinzu kommen noch Set- und Get-Methoden für alle Attribute, sowie ein Konstruktor</text:p>
      <text:h text:style-name="P8" text:outline-level="1"><text:bookmark-start text:name="__RefHeading___Toc1856_100778468"/>Ausführung<text:bookmark-end text:name="__RefHeading___Toc1856_100778468"/></text:h>
      <text:p text:style-name="P22">Folgendes gilt nur für das Betriebssystem Mac OS X (10.15.7)</text:p>
      <text:list xml:id="list3614664330" text:style-name="L2">
        <text:list-item>
          <text:p text:style-name="P23">Das aktuelle Arbeitsverzeichnis (<text:span text:style-name="T30">pwd</text:span>) lautet: <text:span text:style-name="T30">/Users/BwInf</text:span></text:p>
        </text:list-item>
        <text:list-item>
          <text:p text:style-name="P23">Die Ausführbare Datei befindet sich im Verzeichnis: <text:span text:style-name="T30">/Users/BwInf/2020/Runde1/TheodorTeslia/Aufgabe5/bin</text:span></text:p>
        </text:list-item>
        <text:list-item>
          <text:p text:style-name="P24"><text:span text:style-name="T33">In Terminal eingeben: </text:span><text:span text:style-name="T30">cd 2020/Runde1/TheodorTeslia/Aufgabe5/</text:span></text:p>
        </text:list-item>
        <text:list-item>
          <text:p text:style-name="P25"><text:span text:style-name="T33">Dann: </text:span><text:span text:style-name="T30">./Aufgabe5</text:span></text:p>
          <text:list>
            <text:list-item>
              <text:p text:style-name="P25"><text:span text:style-name="T33">Durchläuft das Programm mit der Standard-Eingabedatei (wichteln1.txt)</text:span></text:p>
            </text:list-item>
            <text:list-item>
              <text:p text:style-name="P25"><text:span text:style-name="T33">Zum testen mit anderen Dateien: </text:span><text:span text:style-name="T30">./Aufgabe5 &lt;TextDatei.txt&gt;</text:span></text:p>
              <text:list>
                <text:list-item>
                  <text:p text:style-name="P25"><text:span text:style-name="T30">&lt;TextDatei.txt&gt;</text:span><text:span text:style-name="T33"> muss sich i</text:span><text:span text:style-name="T35">m</text:span><text:span text:style-name="T33"> Verzeichnis </text:span><text:span text:style-name="T31">/Users/BwInf/2020/Runde1/TheodorTeslia/Aufgabe5/</text:span><text:span text:style-name="T30">examples</text:span><text:span text:style-name="T33"> befinden</text:span></text:p>
                </text:list-item>
                <text:list-item>
                  <text:p text:style-name="P26"><text:span text:style-name="T34">Das Ergebnis wird dann in der Datei </text:span><text:span text:style-name="T31">/Users/BwInf/2020/Runde1/TheodorTeslia/Aufgabe5/</text:span><text:span text:style-name="T32">out/&lt;TextDatei.txt&gt; </text:span><text:span text:style-name="T34">gespeichert</text:span></text:p>
                </text:list-item>
              </text:list>
            </text:list-item>
          </text:list>
        </text:list-item>
      </text:list>
      <text:h text:style-name="P7" text:outline-level="1"><text:bookmark-start text:name="__RefHeading___Toc2236_4178761632"/>Beispiele<text:bookmark-end text:name="__RefHeading___Toc2236_4178761632"/></text:h>
      <text:p text:style-name="P27">bin % ./Aufgabe5 wichteln1.txt</text:p>
      <text:p text:style-name="P27"><text:tab/><text:span text:style-name="T36">Der 1. Teilnehmer bekommt das Geschenk 2 (Dies entspricht dem 1. Wunsch)</text:span></text:p>
      <text:p text:style-name="P27"><text:span text:style-name="T36"><text:tab/>Der 2. Teilnehmer bekommt das Geschenk 5 (Dies entspricht keinem Wunsch)</text:span></text:p>
      <text:p text:style-name="P27"><text:span text:style-name="T36"><text:tab/>Der 3. Teilnehmer bekommt das Geschenk 1 (Dies entspricht dem 3. Wunsch)</text:span></text:p>
      <text:p text:style-name="P27"><text:span text:style-name="T36"><text:tab/>Der 4. Teilnehmer bekommt das Geschenk 3 (Dies entspricht dem 1. Wunsch)</text:span></text:p>
      <text:p text:style-name="P27"><text:span text:style-name="T36"><text:tab/>Der 5. Teilnehmer bekommt das Geschenk 8 (Dies entspricht keinem Wunsch)</text:span></text:p>
      <text:p text:style-name="P27"><text:span text:style-name="T36"><text:tab/>Der 6. Teilnehmer bekommt das Geschenk 4 (Dies entspricht dem 1. Wunsch)</text:span></text:p>
      <text:p text:style-name="P27"><text:span text:style-name="T36"><text:tab/>Der 7. Teilnehmer bekommt das Geschenk 7 (Dies entspricht dem 1. Wunsch)</text:span></text:p>
      <text:p text:style-name="P27"><text:span text:style-name="T36"><text:tab/>Der 8. Teilnehmer bekommt das Geschenk 10 (Dies entspricht dem 1. Wunsch)</text:span></text:p>
      <text:p text:style-name="P27"><text:span text:style-name="T36"><text:tab/>Der 9. Teilnehmer bekommt das Geschenk 9 (Dies entspricht dem 1. Wunsch)</text:span></text:p>
      <text:p text:style-name="P27"><text:span text:style-name="T36"><text:tab/>Der 10. Teilnehmer bekommt das Geschenk 6 (Dies entspricht dem 3. Wunsch)</text:span></text:p>
      <text:p text:style-name="P27">bin % ./Aufgabe5 wichteln2.txt</text:p>
      <text:p text:style-name="P27"><text:soft-page-break/><text:tab/><text:span text:style-name="T36">Der 1. Teilnehmer bekommt das Geschenk 4 (Dies entspricht dem 1. Wunsch)</text:span></text:p>
      <text:p text:style-name="P27"><text:span text:style-name="T36"><text:tab/>Der 2. Teilnehmer bekommt das Geschenk 5 (Dies entspricht dem 1. Wunsch)</text:span></text:p>
      <text:p text:style-name="P27"><text:span text:style-name="T36"><text:tab/>Der 3. Teilnehmer bekommt das Geschenk 6 (Dies entspricht dem 1. Wunsch)</text:span></text:p>
      <text:p text:style-name="P27"><text:span text:style-name="T36"><text:tab/>Der 4. Teilnehmer bekommt das Geschenk 1 (Dies entspricht keinem Wunsch)</text:span></text:p>
      <text:p text:style-name="P27"><text:span text:style-name="T36"><text:tab/>Der 5. Teilnehmer bekommt das Geschenk 2 (Dies entspricht keinem Wunsch)</text:span></text:p>
      <text:p text:style-name="P27"><text:span text:style-name="T36"><text:tab/>Der 6. Teilnehmer bekommt das Geschenk 3 (Dies entspricht keinem Wunsch)</text:span></text:p>
      <text:p text:style-name="P27"><text:span text:style-name="T36"><text:tab/>Der 7. Teilnehmer bekommt das Geschenk 7 (Dies entspricht keinem Wunsch)</text:span></text:p>
      <text:p text:style-name="P27"><text:span text:style-name="T36"><text:tab/>Der 8. Teilnehmer bekommt das Geschenk 8 (Dies entspricht keinem Wunsch)</text:span></text:p>
      <text:p text:style-name="P27"><text:span text:style-name="T36"><text:tab/>Der 9. Teilnehmer bekommt das Geschenk 9 (Dies entspricht keinem Wunsch)</text:span></text:p>
      <text:p text:style-name="P27"><text:span text:style-name="T36"><text:tab/>Der 10. Teilnehmer bekommt das Geschenk 10 (Dies entspricht keinem Wunsch)</text:span></text:p>
      <text:p text:style-name="P28">bin % ./Aufgabe5 wichteln3.txt</text:p>
      <text:p text:style-name="P28"><text:tab/><text:span text:style-name="T36">Der 1. Teilnehmer bekommt das Geschenk 2 (Dies entspricht dem 1. Wunsch)</text:span></text:p>
      <text:p text:style-name="P28"><text:span text:style-name="T36"><text:tab/>Der 2. Teilnehmer bekommt das Geschenk 20 (Dies entspricht dem 1. Wunsch)</text:span></text:p>
      <text:p text:style-name="P28"><text:span text:style-name="T36"><text:tab/>Der 3. Teilnehmer bekommt das Geschenk 29 (Dies entspricht dem 1. Wunsch)</text:span></text:p>
      <text:p text:style-name="P28"><text:span text:style-name="T36"><text:tab/>Der 4. Teilnehmer bekommt das Geschenk 8 (Dies entspricht dem 1. Wunsch)</text:span></text:p>
      <text:p text:style-name="P28"><text:span text:style-name="T36"><text:tab/>Der 5. Teilnehmer bekommt das Geschenk 1 (Dies entspricht keinem Wunsch)</text:span></text:p>
      <text:p text:style-name="P28"><text:span text:style-name="T36"><text:tab/>Der 6. Teilnehmer bekommt das Geschenk 3 (Dies entspricht dem 1. Wunsch)</text:span></text:p>
      <text:p text:style-name="P28"><text:span text:style-name="T36"><text:tab/>Der 7. Teilnehmer bekommt das Geschenk 5 (Dies entspricht keinem Wunsch)</text:span></text:p>
      <text:p text:style-name="P28"><text:span text:style-name="T36"><text:tab/>Der 8. Teilnehmer bekommt das Geschenk 12 (Dies entspricht dem 1. Wunsch)</text:span></text:p>
      <text:p text:style-name="P28"><text:span text:style-name="T36"><text:tab/>Der 9. Teilnehmer bekommt das Geschenk 4 (Dies entspricht dem 1. Wunsch)</text:span></text:p>
      <text:p text:style-name="P28"><text:span text:style-name="T36"><text:tab/>Der 10. Teilnehmer bekommt das Geschenk 28 (Dies entspricht dem 1. Wunsch)</text:span></text:p>
      <text:p text:style-name="P28"><text:span text:style-name="T36"><text:tab/>Der 11. Teilnehmer bekommt das Geschenk 6 (Dies entspricht dem 1. Wunsch)</text:span></text:p>
      <text:p text:style-name="P28"><text:span text:style-name="T36"><text:tab/>Der 12. Teilnehmer bekommt das Geschenk 9 (Dies entspricht dem 1. Wunsch)</text:span></text:p>
      <text:p text:style-name="P28"><text:span text:style-name="T36"><text:tab/>Der 13. Teilnehmer bekommt das Geschenk 14 (Dies entspricht dem 2. Wunsch)</text:span></text:p>
      <text:p text:style-name="P28"><text:span text:style-name="T36"><text:tab/>Der 14. Teilnehmer bekommt das Geschenk 7 (Dies entspricht keinem Wunsch)</text:span></text:p>
      <text:p text:style-name="P28"><text:span text:style-name="T36"><text:tab/>Der 15. Teilnehmer bekommt das Geschenk 26 (Dies entspricht dem 1. Wunsch)</text:span></text:p>
      <text:p text:style-name="P28"><text:span text:style-name="T36"><text:tab/>Der 16. Teilnehmer bekommt das Geschenk 30 (Dies entspricht dem 1. Wunsch)</text:span></text:p>
      <text:p text:style-name="P28"><text:span text:style-name="T36"><text:tab/>Der 17. Teilnehmer bekommt das Geschenk 11 (Dies entspricht keinem Wunsch)</text:span></text:p>
      <text:p text:style-name="P28"><text:span text:style-name="T36"><text:tab/>Der 18. Teilnehmer bekommt das Geschenk 13 (Dies entspricht keinem Wunsch)</text:span></text:p>
      <text:p text:style-name="P28"><text:span text:style-name="T36"><text:tab/>Der 19. Teilnehmer bekommt das Geschenk 16 (Dies entspricht dem 1. Wunsch)</text:span></text:p>
      <text:p text:style-name="P28"><text:span text:style-name="T36"><text:tab/>Der 20. Teilnehmer bekommt das Geschenk 10 (Dies entspricht dem 1. Wunsch)</text:span></text:p>
      <text:p text:style-name="P28"><text:span text:style-name="T36"><text:tab/>Der 21. Teilnehmer bekommt das Geschenk 15 (Dies entspricht keinem Wunsch)</text:span></text:p>
      <text:p text:style-name="P28"><text:span text:style-name="T36"><text:tab/>Der 22. Teilnehmer bekommt das Geschenk 17 (Dies entspricht keinem Wunsch)</text:span></text:p>
      <text:p text:style-name="P28"><text:span text:style-name="T36"><text:tab/>Der 23. Teilnehmer bekommt das Geschenk 27 (Dies entspricht dem 1. Wunsch)</text:span></text:p>
      <text:p text:style-name="P28"><text:span text:style-name="T36"><text:tab/>Der 24. Teilnehmer bekommt das Geschenk 18 (Dies entspricht keinem Wunsch)</text:span></text:p>
      <text:p text:style-name="P28"><text:span text:style-name="T36"><text:tab/>Der 25. Teilnehmer bekommt das Geschenk 19 (Dies entspricht dem 2. Wunsch)</text:span></text:p>
      <text:p text:style-name="P28"><text:span text:style-name="T36"><text:tab/>Der 26. Teilnehmer bekommt das Geschenk 21 (Dies entspricht keinem Wunsch)</text:span></text:p>
      <text:p text:style-name="P28"><text:span text:style-name="T36"><text:tab/>Der 27. Teilnehmer bekommt das Geschenk 22 (Dies entspricht keinem Wunsch)</text:span></text:p>
      <text:p text:style-name="P28"><text:span text:style-name="T36"><text:tab/>Der 28. Teilnehmer bekommt das Geschenk 23 (Dies entspricht keinem Wunsch)</text:span></text:p>
      <text:p text:style-name="P28"><text:span text:style-name="T36"><text:tab/>Der 29. Teilnehmer bekommt das Geschenk 24 (Dies entspricht keinem Wunsch)</text:span></text:p>
      <text:p text:style-name="P28"><text:soft-page-break/><text:span text:style-name="T36"><text:tab/>Der 30. Teilnehmer bekommt das Geschenk 25 (Dies entspricht keinem Wunsch)</text:span></text:p>
      <text:p text:style-name="P28">bin % ./Aufgabe5 wichteln4.txt</text:p>
      <text:p text:style-name="P28"><text:tab/><text:span text:style-name="T36">Der 1. Teilnehmer bekommt das Geschenk 28 (Dies entspricht dem 1. Wunsch)</text:span></text:p>
      <text:p text:style-name="P28"><text:span text:style-name="T36"><text:tab/>Der 2. Teilnehmer bekommt das Geschenk 21 (Dies entspricht dem 1. Wunsch)</text:span></text:p>
      <text:p text:style-name="P28"><text:span text:style-name="T36"><text:tab/>Der 3. Teilnehmer bekommt das Geschenk 14 (Dies entspricht dem 1. Wunsch)</text:span></text:p>
      <text:p text:style-name="P28"><text:span text:style-name="T36"><text:tab/>Der 4. Teilnehmer bekommt das Geschenk 4 (Dies entspricht keinem Wunsch)</text:span></text:p>
      <text:p text:style-name="P28"><text:span text:style-name="T36"><text:tab/>Der 5. Teilnehmer bekommt das Geschenk 5 (Dies entspricht keinem Wunsch)</text:span></text:p>
      <text:p text:style-name="P28"><text:span text:style-name="T36"><text:tab/>Der 6. Teilnehmer bekommt das Geschenk 7 (Dies entspricht keinem Wunsch)</text:span></text:p>
      <text:p text:style-name="P28"><text:span text:style-name="T36"><text:tab/>Der 7. Teilnehmer bekommt das Geschenk 3 (Dies entspricht dem 2. Wunsch)</text:span></text:p>
      <text:p text:style-name="P28"><text:span text:style-name="T36"><text:tab/>Der 8. Teilnehmer bekommt das Geschenk 9 (Dies entspricht keinem Wunsch)</text:span></text:p>
      <text:p text:style-name="P28"><text:span text:style-name="T36"><text:tab/>Der 9. Teilnehmer bekommt das Geschenk 10 (Dies entspricht keinem Wunsch)</text:span></text:p>
      <text:p text:style-name="P28"><text:span text:style-name="T36"><text:tab/>Der 10. Teilnehmer bekommt das Geschenk 19 (Dies entspricht dem 1. Wunsch)</text:span></text:p>
      <text:p text:style-name="P28"><text:span text:style-name="T36"><text:tab/>Der 11. Teilnehmer bekommt das Geschenk 11 (Dies entspricht keinem Wunsch)</text:span></text:p>
      <text:p text:style-name="P28"><text:span text:style-name="T36"><text:tab/>Der 12. Teilnehmer bekommt das Geschenk 12 (Dies entspricht dem 1. Wunsch)</text:span></text:p>
      <text:p text:style-name="P28"><text:span text:style-name="T36"><text:tab/>Der 13. Teilnehmer bekommt das Geschenk 16 (Dies entspricht keinem Wunsch)</text:span></text:p>
      <text:p text:style-name="P28"><text:span text:style-name="T36"><text:tab/>Der 14. Teilnehmer bekommt das Geschenk 20 (Dies entspricht keinem Wunsch)</text:span></text:p>
      <text:p text:style-name="P28"><text:span text:style-name="T36"><text:tab/>Der 15. Teilnehmer bekommt das Geschenk 2 (Dies entspricht dem 1. Wunsch)</text:span></text:p>
      <text:p text:style-name="P28"><text:span text:style-name="T36"><text:tab/>Der 16. Teilnehmer bekommt das Geschenk 23 (Dies entspricht keinem Wunsch)</text:span></text:p>
      <text:p text:style-name="P28"><text:span text:style-name="T36"><text:tab/>Der 17. Teilnehmer bekommt das Geschenk 1 (Dies entspricht dem 1. Wunsch)</text:span></text:p>
      <text:p text:style-name="P28"><text:span text:style-name="T36"><text:tab/>Der 18. Teilnehmer bekommt das Geschenk 27 (Dies entspricht dem 1. Wunsch)</text:span></text:p>
      <text:p text:style-name="P28"><text:span text:style-name="T36"><text:tab/>Der 19. Teilnehmer bekommt das Geschenk 17 (Dies entspricht dem 2. Wunsch)</text:span></text:p>
      <text:p text:style-name="P28"><text:span text:style-name="T36"><text:tab/>Der 20. Teilnehmer bekommt das Geschenk 13 (Dies entspricht dem 1. Wunsch)</text:span></text:p>
      <text:p text:style-name="P28"><text:span text:style-name="T36"><text:tab/>Der 21. Teilnehmer bekommt das Geschenk 22 (Dies entspricht dem 2. Wunsch)</text:span></text:p>
      <text:p text:style-name="P28"><text:span text:style-name="T36"><text:tab/>Der 22. Teilnehmer bekommt das Geschenk 25 (Dies entspricht keinem Wunsch)</text:span></text:p>
      <text:p text:style-name="P28"><text:span text:style-name="T36"><text:tab/>Der 23. Teilnehmer bekommt das Geschenk 15 (Dies entspricht dem 1. Wunsch)</text:span></text:p>
      <text:p text:style-name="P28"><text:span text:style-name="T36"><text:tab/>Der 24. Teilnehmer bekommt das Geschenk 26 (Dies entspricht keinem Wunsch)</text:span></text:p>
      <text:p text:style-name="P28"><text:span text:style-name="T36"><text:tab/>Der 25. Teilnehmer bekommt das Geschenk 30 (Dies entspricht dem 1. Wunsch)</text:span></text:p>
      <text:p text:style-name="P28"><text:span text:style-name="T36"><text:tab/>Der 26. Teilnehmer bekommt das Geschenk 24 (Dies entspricht dem 1. Wunsch)</text:span></text:p>
      <text:p text:style-name="P28"><text:span text:style-name="T36"><text:tab/>Der 27. Teilnehmer bekommt das Geschenk 18 (Dies entspricht dem 1. Wunsch)</text:span></text:p>
      <text:p text:style-name="P28"><text:span text:style-name="T36"><text:tab/>Der 28. Teilnehmer bekommt das Geschenk 8 (Dies entspricht dem 1. Wunsch)</text:span></text:p>
      <text:p text:style-name="P28"><text:span text:style-name="T36"><text:tab/>Der 29. Teilnehmer bekommt das Geschenk 6 (Dies entspricht dem 2. Wunsch)</text:span></text:p>
      <text:p text:style-name="P28"><text:span text:style-name="T36"><text:tab/>Der 30. Teilnehmer bekommt das Geschenk 29 (Dies entspricht dem 1. Wunsch)</text:span></text:p>
      <text:p text:style-name="P28">bin % ./Aufgabe5 wichteln5.txt</text:p>
      <text:p text:style-name="P28"><text:tab/><text:span text:style-name="T36">Der 1. Teilnehmer bekommt das Geschenk 5 (Dies entspricht keinem Wunsch)</text:span></text:p>
      <text:p text:style-name="P28"><text:span text:style-name="T36"><text:tab/>Der 2. Teilnehmer bekommt das Geschenk 6 (Dies entspricht dem 1. Wunsch)</text:span></text:p>
      <text:p text:style-name="P28"><text:span text:style-name="T36"><text:tab/>Der 3. Teilnehmer bekommt das Geschenk 7 (Dies entspricht dem 1. Wunsch)</text:span></text:p>
      <text:p text:style-name="P28"><text:span text:style-name="T36"><text:tab/>Der 4. Teilnehmer bekommt das Geschenk 8 (Dies entspricht keinem Wunsch)</text:span></text:p>
      <text:p text:style-name="P28"><text:span text:style-name="T36"><text:tab/>Der 5. Teilnehmer bekommt das Geschenk 27 (Dies entspricht dem 3. Wunsch)</text:span></text:p>
      <text:p text:style-name="P28"><text:span text:style-name="T36"><text:tab/>Der 6. Teilnehmer bekommt das Geschenk 2 (Dies entspricht dem 1. Wunsch)</text:span></text:p>
      <text:p text:style-name="P28"><text:soft-page-break/><text:span text:style-name="T36"><text:tab/>Der 7. Teilnehmer bekommt das Geschenk 4 (Dies entspricht dem 1. Wunsch)</text:span></text:p>
      <text:p text:style-name="P28"><text:span text:style-name="T36"><text:tab/>Der 8. Teilnehmer bekommt das Geschenk 18 (Dies entspricht dem 1. Wunsch)</text:span></text:p>
      <text:p text:style-name="P28"><text:span text:style-name="T36"><text:tab/>Der 9. Teilnehmer bekommt das Geschenk 9 (Dies entspricht keinem Wunsch)</text:span></text:p>
      <text:p text:style-name="P28"><text:span text:style-name="T36"><text:tab/>Der 10. Teilnehmer bekommt das Geschenk 16 (Dies entspricht keinem Wunsch)</text:span></text:p>
      <text:p text:style-name="P28"><text:span text:style-name="T36"><text:tab/>Der 11. Teilnehmer bekommt das Geschenk 14 (Dies entspricht dem 1. Wunsch)</text:span></text:p>
      <text:p text:style-name="P28"><text:span text:style-name="T36"><text:tab/>Der 12. Teilnehmer bekommt das Geschenk 13 (Dies entspricht dem 1. Wunsch)</text:span></text:p>
      <text:p text:style-name="P28"><text:span text:style-name="T36"><text:tab/>Der 13. Teilnehmer bekommt das Geschenk 19 (Dies entspricht dem 3. Wunsch)</text:span></text:p>
      <text:p text:style-name="P28"><text:span text:style-name="T36"><text:tab/>Der 14. Teilnehmer bekommt das Geschenk 15 (Dies entspricht dem 1. Wunsch)</text:span></text:p>
      <text:p text:style-name="P28"><text:span text:style-name="T36"><text:tab/>Der 15. Teilnehmer bekommt das Geschenk 10 (Dies entspricht dem 1. Wunsch)</text:span></text:p>
      <text:p text:style-name="P28"><text:span text:style-name="T36"><text:tab/>Der 16. Teilnehmer bekommt das Geschenk 20 (Dies entspricht keinem Wunsch)</text:span></text:p>
      <text:p text:style-name="P28"><text:span text:style-name="T36"><text:tab/>Der 17. Teilnehmer bekommt das Geschenk 26 (Dies entspricht dem 3. Wunsch)</text:span></text:p>
      <text:p text:style-name="P28"><text:span text:style-name="T36"><text:tab/>Der 18. Teilnehmer bekommt das Geschenk 23 (Dies entspricht dem 3. Wunsch)</text:span></text:p>
      <text:p text:style-name="P28"><text:span text:style-name="T36"><text:tab/>Der 19. Teilnehmer bekommt das Geschenk 21 (Dies entspricht keinem Wunsch)</text:span></text:p>
      <text:p text:style-name="P28"><text:span text:style-name="T36"><text:tab/>Der 20. Teilnehmer bekommt das Geschenk 3 (Dies entspricht dem 3. Wunsch)</text:span></text:p>
      <text:p text:style-name="P28"><text:span text:style-name="T36"><text:tab/>Der 21. Teilnehmer bekommt das Geschenk 1 (Dies entspricht dem 1. Wunsch)</text:span></text:p>
      <text:p text:style-name="P28"><text:span text:style-name="T36"><text:tab/>Der 22. Teilnehmer bekommt das Geschenk 22 (Dies entspricht keinem Wunsch)</text:span></text:p>
      <text:p text:style-name="P28"><text:span text:style-name="T36"><text:tab/>Der 23. Teilnehmer bekommt das Geschenk 24 (Dies entspricht keinem Wunsch)</text:span></text:p>
      <text:p text:style-name="P28"><text:span text:style-name="T36"><text:tab/>Der 24. Teilnehmer bekommt das Geschenk 11 (Dies entspricht dem 1. Wunsch)</text:span></text:p>
      <text:p text:style-name="P28"><text:span text:style-name="T36"><text:tab/>Der 25. Teilnehmer bekommt das Geschenk 28 (Dies entspricht keinem Wunsch)</text:span></text:p>
      <text:p text:style-name="P28"><text:span text:style-name="T36"><text:tab/>Der 26. Teilnehmer bekommt das Geschenk 29 (Dies entspricht keinem Wunsch)</text:span></text:p>
      <text:p text:style-name="P28"><text:span text:style-name="T36"><text:tab/>Der 27. Teilnehmer bekommt das Geschenk 30 (Dies entspricht dem 3. Wunsch)</text:span></text:p>
      <text:p text:style-name="P28"><text:span text:style-name="T36"><text:tab/>Der 28. Teilnehmer bekommt das Geschenk 12 (Dies entspricht dem 1. Wunsch)</text:span></text:p>
      <text:p text:style-name="P28"><text:span text:style-name="T36"><text:tab/>Der 29. Teilnehmer bekommt das Geschenk 17 (Dies entspricht dem 1. Wunsch)</text:span></text:p>
      <text:p text:style-name="P28"><text:span text:style-name="T36"><text:tab/>Der 30. Teilnehmer bekommt das Geschenk 25 (Dies entspricht dem 3. Wunsch)</text:span></text:p>
      <text:p text:style-name="P28">bin % ./Aufgabe5 wichteln6.txt</text:p>
      <text:p text:style-name="P28"><text:tab/><text:span text:style-name="T27">Siehe die Ausgabedatei (90 Zeilen wären doch etwas zu viel)</text:span></text:p>
      <text:p text:style-name="P28">bin % ./Aufgabe5 wichteln7.txt</text:p>
      <text:p text:style-name="P31"><text:span text:style-name="T18"><text:tab/></text:span><text:span text:style-name="T27">Siehe die Ausgabedatei (1000 Zeilen würden den Rahmen hier schon sehr sprengen)</text:span></text:p>
      <text:h text:style-name="P7" text:outline-level="1"><text:bookmark-start text:name="__RefHeading___Toc2238_4178761632"/>Quellcode<text:bookmark-end text:name="__RefHeading___Toc2238_4178761632"/></text:h>
      <text:p text:style-name="P30"><text:tab/>for (auto&amp; i : plyVec) { <text:s/>// Fill first wishes</text:p>
      <text:p text:style-name="P30"><text:tab/><text:tab/>wishes.at(FIRST).insert(i.getWish(FIRST));</text:p>
      <text:p text:style-name="P30"><text:tab/><text:tab/>alreadyUsed.at(i.getWish(FIRST)) += 1;</text:p>
      <text:p text:style-name="P30"><text:tab/>}</text:p>
      <text:p text:style-name="P30"><text:tab/>for (auto&amp; i : plyVec) { <text:s/>// Fill second wishes</text:p>
      <text:p text:style-name="P30"><text:tab/><text:tab/>if ( wishes.at(FIRST).find(i.getWish(SECOND)) == wishes.at(FIRST).end() &amp;&amp; <text:s/>// Number doesn't occur in higher List</text:p>
      <text:p text:style-name="P30"><text:tab/><text:tab/><text:tab/><text:tab/>alreadyUsed.at(i.getWish(FIRST)) != 1) {</text:p>
      <text:p text:style-name="P30"><text:tab/><text:tab/><text:tab/>wishes.at(SECOND).insert(i.getWish(SECOND)); <text:s/>// ^ False if not clearly assigned</text:p>
      <text:p text:style-name="P30"><text:soft-page-break/><text:tab/><text:tab/><text:tab/>alreadyUsed.at(i.getWish(SECOND)) += 1;</text:p>
      <text:p text:style-name="P30"><text:tab/><text:tab/>}</text:p>
      <text:p text:style-name="P30"><text:tab/>}</text:p>
      <text:p text:style-name="P30"><text:tab/>for (auto&amp; i : plyVec) { <text:s/>// Fill third wishes</text:p>
      <text:p text:style-name="P30"><text:tab/><text:tab/>if (wishes.at(FIRST).find(i.getWish(THIRD)) == wishes.at(FIRST).end() &amp;&amp;</text:p>
      <text:p text:style-name="P30"><text:tab/><text:tab/><text:tab/><text:tab/>wishes.at(SECOND).find(i.getWish(THIRD)) == wishes.at(SECOND).end() &amp;&amp;</text:p>
      <text:p text:style-name="P30"><text:tab/><text:tab/><text:tab/><text:tab/>alreadyUsed.at(i.getWish(FIRST)) != 1) {</text:p>
      <text:p text:style-name="P30"><text:tab/><text:tab/><text:tab/>wishes.at(THIRD).insert(i.getWish(THIRD));</text:p>
      <text:p text:style-name="P30"><text:tab/><text:tab/><text:tab/>alreadyUsed.at(i.getWish(THIRD)) += 1;</text:p>
      <text:p text:style-name="P30"><text:tab/><text:tab/>}</text:p>
      <text:p text:style-name="P30"><text:tab/>}</text:p>
      <text:p text:style-name="P30"/>
      <text:p text:style-name="P30"/>
      <text:p text:style-name="P30">Player* findPlayerWithLowestWishes(std::vector&lt; std::pair&lt;Player*, int&gt; &gt;&amp; vec, std::vector&lt;Wish&gt;&amp; list, std::map&lt;int, int&gt;&amp; used, bool&amp; specialSecond, std::set&lt;int&gt;&amp; notToBeUsedAgain) {</text:p>
      <text:p text:style-name="P30"><text:tab/>std::pair&lt;Player*, int&gt; lowestPair; <text:s/>// Set up the starting player</text:p>
      <text:p text:style-name="P30"><text:tab/>int counter = 0; <text:s/>// Starting player is not allowed to have already a fulfilled present</text:p>
      <text:p text:style-name="P30"><text:tab/>do { <text:s/>// Else this leads to error</text:p>
      <text:p text:style-name="P30"><text:tab/><text:tab/>lowestPair.first = vec.at(counter).first;</text:p>
      <text:p text:style-name="P30"><text:tab/><text:tab/>lowestPair.second = vec.at(counter).second;</text:p>
      <text:p text:style-name="P30"><text:tab/><text:tab/>counter++;</text:p>
      <text:p text:style-name="P30"><text:tab/>} while (lowestPair.first-&gt;wasAssigned() &amp;&amp; counter &lt;= vec.size());</text:p>
      <text:p text:style-name="P30"/>
      <text:p text:style-name="P30"><text:tab/>Player* lowestPlayer = lowestPair.first;</text:p>
      <text:p text:style-name="P30"><text:tab/>int lowestAmount = lowestPair.second;</text:p>
      <text:p text:style-name="P30"><text:tab/>for (auto&amp; i : vec) { <text:s/>// Find person with least wishes fulfillable and who didn't get a present yet</text:p>
      <text:p text:style-name="P30"><text:tab/><text:tab/>if (i.second &lt; lowestAmount &amp;&amp; i.second != 0 &amp;&amp; i.first-&gt;getPresent() == -1 &amp;&amp; !lowestPlayer-&gt;wasAssigned()) {</text:p>
      <text:p text:style-name="P30"><text:tab/><text:tab/><text:tab/>lowestAmount = i.second;</text:p>
      <text:p text:style-name="P30"><text:tab/><text:tab/><text:tab/>lowestPlayer = i.first;</text:p>
      <text:p text:style-name="P30"><text:tab/><text:tab/>}</text:p>
      <text:p text:style-name="P30"><text:tab/>}</text:p>
      <text:p text:style-name="P30"><text:tab/>if (used.at(lowestPlayer-&gt;getWish(SECOND)) == 1 &amp;&amp; notToBeUsedAgain.find(lowestPlayer-&gt;getWish(SECOND)) == notToBeUsedAgain.end() &amp;&amp; !lowestPlayer-&gt;wasAssigned() &amp;&amp; find(list, lowestPlayer-&gt;getWish(SECOND))) { <text:s/>// TODO: Do something with the special second</text:p>
      <text:p text:style-name="P30"><text:tab/><text:tab/>specialSecond = true;</text:p>
      <text:p text:style-name="P30"><text:tab/>}</text:p>
      <text:p text:style-name="P30"><text:tab/>return lowestPlayer;</text:p>
      <text:p text:style-name="P30">}</text:p>
      <text:p text:style-name="P30"/>
      <text:p text:style-name="P30"/>
      <text:p text:style-name="P30">int whichWishToBeUsed(Player*&amp; ply, std::vector&lt;Wish&gt;&amp; list, std::set&lt;int&gt;&amp; used, bool state, bool specialSecond, std::vector&lt; std::pair&lt;Player*, int&gt; &gt;&amp; plyList) { <text:s/>// TODO: Wooork!</text:p>
      <text:p text:style-name="P30"><text:soft-page-break/><text:tab/>if (specialSecond &amp;&amp; state) {</text:p>
      <text:p text:style-name="P30"><text:tab/><text:tab/>return ply-&gt;getWish(SECOND);</text:p>
      <text:p text:style-name="P30"><text:tab/>}</text:p>
      <text:p text:style-name="P30"><text:tab/>if (!state) {</text:p>
      <text:p text:style-name="P30"><text:tab/><text:tab/>return ply-&gt;getWish(FIRST);</text:p>
      <text:p text:style-name="P30"><text:tab/>}</text:p>
      <text:p text:style-name="P30"/>
      <text:p text:style-name="P30"><text:tab/>for (auto&amp; i : list) { <text:s/>// Use a fitting second wish</text:p>
      <text:p text:style-name="P30"><text:tab/><text:tab/>if (used.find(i.getWish()) == used.end() &amp;&amp; i.getWish() == ply-&gt;getWish(SECOND)) {</text:p>
      <text:p text:style-name="P30"><text:tab/><text:tab/><text:tab/>return i.getWish();</text:p>
      <text:p text:style-name="P30"><text:tab/><text:tab/>}</text:p>
      <text:p text:style-name="P30"><text:tab/>}</text:p>
      <text:p text:style-name="P30"><text:tab/>for (auto&amp; i : list) { <text:s/>// Use a fitting third wish</text:p>
      <text:p text:style-name="P30"><text:tab/><text:tab/>if (used.find(i.getWish()) == used.end() &amp;&amp; i.getWish() == ply-&gt;getWish(THIRD)) {</text:p>
      <text:p text:style-name="P30"><text:tab/><text:tab/><text:tab/>return i.getWish();</text:p>
      <text:p text:style-name="P30"><text:tab/><text:tab/>}</text:p>
      <text:p text:style-name="P30"><text:tab/>}</text:p>
      <text:p text:style-name="P30"/>
      <text:p text:style-name="P30"><text:tab/>return -1;</text:p>
      <text:p text:style-name="P30">}</text:p>
      <text:p text:style-name="P30"/>
      <text:p text:style-name="P30"/>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Menlo" svg:font-family="Menlo, monospace"/>
    <style:font-face style:name="arial" svg:font-family="arial, sans-serif"/>
    <style:font-face style:name="Liberation Mono" svg:font-family="'Liberation Mono'" style:font-family-generic="modern" style:font-pitch="fixed"/>
    <style:font-face style:name="Menlo1" svg:font-family="Menlo"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5: Wichteln</text:reference-ref><text:tab/><text:tab/><text:span text:style-name="MT1">Team-ID: </text:span><text:span text:style-name="MT1"><text:reference-ref text:reference-format="text" text:ref-name="TeamId">Error: Reference source not found</text:reference-ref></text:span></text:p>
      </style:header>
      <style:header-first>
        <text:p text:style-name="MP1"/>
      </style:header-first>
      <style:footer>
        <text:p text:style-name="MP2"><text:tab/><text:page-number text:select-page="current">8</text:page-number>/<text:page-count>8</text:page-count></text:p>
      </style:footer>
      <style:footer-first>
        <text:p text:style-name="MP2"><text:tab/><text:page-number text:select-page="current">1</text:page-number>/<text:page-count>8</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2T18:09:25.992518415</meta:creation-date>
    <meta:editing-duration>PT1H47S</meta:editing-duration>
    <meta:editing-cycles>5</meta:editing-cycles>
    <meta:generator>LibreOffice/7.0.1.2$MacOSX_X86_64 LibreOffice_project/7cbcfc562f6eb6708b5ff7d7397325de9e764452</meta:generator>
    <dc:date>2020-11-23T15:38:52.559735884</dc:date>
    <meta:document-statistic meta:table-count="2" meta:image-count="0" meta:object-count="0" meta:page-count="8" meta:paragraph-count="234" meta:word-count="2338" meta:character-count="16054" meta:non-whitespace-character-count="13729"/>
  </office:meta>
</office:document-meta>
</file>